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lus-jakarta-sans" svg:font-family="plus-jakarta-sans, apple-system, BlinkMacSystemFont, 'Segoe UI', Roboto, Oxygen, Ubuntu, Cantarell, 'Fira Sans', 'Droid Sans', 'Helvetica Neue', sans-serif"/>
  </office:font-face-decls>
  <office:automatic-styles>
    <style:style style:name="P1" style:family="paragraph" style:parent-style-name="Standard">
      <style:text-properties officeooo:rsid="0018c5db" officeooo:paragraph-rsid="0018c5db"/>
    </style:style>
    <style:style style:name="P2" style:family="paragraph" style:parent-style-name="Standard">
      <style:text-properties fo:font-weight="bold" officeooo:rsid="0018c5db" officeooo:paragraph-rsid="0018c5db" style:font-weight-asian="bold" style:font-weight-complex="bold"/>
    </style:style>
    <style:style style:name="P3" style:family="paragraph" style:parent-style-name="Standard">
      <style:text-properties fo:font-style="normal" officeooo:rsid="0018c5db" officeooo:paragraph-rsid="0018c5db" style:font-style-asian="normal" style:font-style-complex="normal"/>
    </style:style>
    <style:style style:name="P4" style:family="paragraph" style:parent-style-name="Text_20_body">
      <style:paragraph-properties fo:text-align="start" style:justify-single-word="false"/>
      <style:text-properties fo:color="#c9211e" loext:opacity="100%"/>
    </style:style>
    <style:style style:name="P5" style:family="paragraph" style:parent-style-name="Text_20_body">
      <style:text-properties fo:color="#c9211e" loext:opacity="100%" fo:font-style="normal" officeooo:rsid="0018c5db" officeooo:paragraph-rsid="0018c5db" style:font-style-asian="normal" style:font-style-complex="normal"/>
    </style:style>
    <style:style style:name="P6" style:family="paragraph" style:parent-style-name="Text_20_body">
      <style:text-properties fo:color="#c9211e" loext:opacity="100%" fo:font-style="normal" style:font-style-asian="normal" style:font-style-complex="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c9211e" loext:opacity="100%" style:font-name="plus-jakarta-sans" fo:font-size="14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c9211e" loext:opacity="100%" style:font-name="plus-jakarta-sans" fo:font-size="14pt" fo:letter-spacing="normal" fo:font-style="normal" fo:font-weight="normal" officeooo:rsid="0018c5db" officeooo:paragraph-rsid="0018c5db"/>
    </style:style>
    <style:style style:name="P9" style:family="paragraph" style:parent-style-name="Text_20_body">
      <style:paragraph-properties fo:margin-left="0in" fo:margin-right="0in" fo:orphans="2" fo:widows="2" fo:text-indent="0in" style:auto-text-indent="false"/>
      <style:text-properties fo:font-variant="normal" fo:text-transform="none" fo:color="#c9211e" loext:opacity="100%" style:font-name="plus-jakarta-sans" fo:font-size="14pt" fo:letter-spacing="normal" fo:font-style="normal" fo:font-weight="normal" officeooo:rsid="001be043" officeooo:paragraph-rsid="001be043"/>
    </style:style>
    <style:style style:name="P10" style:family="paragraph" style:parent-style-name="Text_20_body">
      <style:paragraph-properties fo:margin-left="0in" fo:margin-right="0in" fo:orphans="2" fo:widows="2" fo:text-indent="0in" style:auto-text-indent="false"/>
      <style:text-properties fo:font-variant="normal" fo:text-transform="none" fo:color="#c9211e" loext:opacity="100%" style:font-name="Liberation Serif" fo:font-size="14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2" style:family="paragraph" style:parent-style-name="Text_20_body">
      <style:text-properties fo:color="#000000" loext:opacity="100%" style:font-name="Liberation Serif" fo:font-size="12pt" style:font-size-asian="12pt" style:font-size-complex="12pt"/>
    </style:style>
    <style:style style:name="P13" style:family="paragraph" style:parent-style-name="Text_20_body">
      <style:text-properties fo:color="#ff0000" loext:opacity="100%" style:font-name="Liberation Serif" fo:font-size="12pt" officeooo:rsid="0018c5db" officeooo:paragraph-rsid="0018c5db" style:font-size-asian="12pt" style:font-size-complex="12pt"/>
    </style:style>
    <style:style style:name="P14" style:family="paragraph" style:parent-style-name="Standard">
      <style:text-properties officeooo:rsid="0018c5db" officeooo:paragraph-rsid="0018c5db"/>
    </style:style>
    <style:style style:name="P15" style:family="paragraph" style:parent-style-name="Standard">
      <style:text-properties officeooo:rsid="001d4f9a" officeooo:paragraph-rsid="001d4f9a"/>
    </style:style>
    <style:style style:name="P16" style:family="paragraph" style:parent-style-name="Standard">
      <style:text-properties fo:font-variant="normal" fo:text-transform="none" style:font-name="plus-jakarta-sans" fo:font-size="11pt" fo:letter-spacing="normal" fo:font-style="normal" fo:font-weight="normal" officeooo:rsid="001d4f9a" officeooo:paragraph-rsid="001d4f9a" style:font-size-asian="11pt" style:font-size-complex="11pt"/>
    </style:style>
    <style:style style:name="P17" style:family="paragraph" style:parent-style-name="Standard">
      <style:text-properties fo:font-variant="normal" fo:text-transform="none" style:font-name="plus-jakarta-sans" fo:font-size="11pt" fo:letter-spacing="normal" fo:font-style="normal" fo:font-weight="normal" officeooo:rsid="001d7db8" officeooo:paragraph-rsid="001d7db8" style:font-size-asian="11pt" style:font-size-complex="11pt"/>
    </style:style>
    <style:style style:name="P18" style:family="paragraph" style:parent-style-name="Standard">
      <style:text-properties fo:font-variant="normal" fo:text-transform="none" style:font-name="Liberation Serif" fo:font-size="11pt" fo:letter-spacing="normal" fo:font-style="normal" fo:font-weight="normal" officeooo:rsid="001d7db8" officeooo:paragraph-rsid="001d7db8" style:font-size-asian="11pt" style:font-weight-asian="bold" style:font-size-complex="11pt" style:font-weight-complex="bold"/>
    </style:style>
    <style:style style:name="P19" style:family="paragraph" style:parent-style-name="Standard">
      <style:text-properties fo:font-variant="normal" fo:text-transform="none" style:font-name="Liberation Serif" fo:font-size="11pt" fo:letter-spacing="normal" fo:font-style="normal" fo:font-weight="normal" officeooo:rsid="001d7db8" officeooo:paragraph-rsid="0030ed93" style:font-size-asian="11pt" style:font-weight-asian="bold" style:font-size-complex="11pt" style:font-weight-complex="bold"/>
    </style:style>
    <style:style style:name="P20" style:family="paragraph" style:parent-style-name="Standard">
      <style:text-properties fo:font-variant="normal" fo:text-transform="none" style:font-name="Liberation Serif" fo:font-size="11pt" fo:letter-spacing="normal" fo:font-style="normal" fo:font-weight="normal" officeooo:rsid="001d7db8" officeooo:paragraph-rsid="0031e8d0" style:font-size-asian="11pt" style:font-weight-asian="bold" style:font-size-complex="11pt" style:font-weight-complex="bold"/>
    </style:style>
    <style:style style:name="P21" style:family="paragraph" style:parent-style-name="Standard">
      <style:text-properties fo:font-variant="normal" fo:text-transform="none" style:font-name="Liberation Serif" fo:font-size="11pt" fo:letter-spacing="normal" fo:font-style="normal" fo:font-weight="normal" officeooo:rsid="0020611d" officeooo:paragraph-rsid="0020611d" style:font-size-asian="11pt" style:font-weight-asian="bold" style:font-size-complex="11pt" style:font-weight-complex="bold"/>
    </style:style>
    <style:style style:name="P22" style:family="paragraph" style:parent-style-name="Standard">
      <style:text-properties fo:font-variant="normal" fo:text-transform="none" style:font-name="Liberation Serif" fo:font-size="11pt" fo:letter-spacing="normal" fo:font-style="normal" fo:font-weight="normal" officeooo:rsid="0020611d" officeooo:paragraph-rsid="002d041d" style:font-size-asian="11pt" style:font-weight-asian="bold" style:font-size-complex="11pt" style:font-weight-complex="bold"/>
    </style:style>
    <style:style style:name="P23" style:family="paragraph" style:parent-style-name="Standard">
      <style:text-properties fo:font-variant="normal" fo:text-transform="none" style:font-name="Liberation Serif" fo:font-size="11pt" fo:letter-spacing="normal" fo:font-style="normal" fo:font-weight="normal" officeooo:rsid="0020611d" officeooo:paragraph-rsid="0030ed93" style:font-size-asian="11pt" style:font-weight-asian="bold" style:font-size-complex="11pt" style:font-weight-complex="bold"/>
    </style:style>
    <style:style style:name="P24" style:family="paragraph" style:parent-style-name="Standard">
      <style:text-properties fo:font-variant="normal" fo:text-transform="none" style:font-name="Liberation Serif" fo:font-size="11pt" fo:letter-spacing="normal" fo:font-style="normal" fo:font-weight="normal" officeooo:rsid="0020611d" officeooo:paragraph-rsid="0031e8d0" style:font-size-asian="11pt" style:font-weight-asian="bold" style:font-size-complex="11pt" style:font-weight-complex="bold"/>
    </style:style>
    <style:style style:name="P25" style:family="paragraph" style:parent-style-name="Standard">
      <style:text-properties fo:font-variant="normal" fo:text-transform="none" style:font-name="Liberation Serif" fo:font-size="15pt" fo:letter-spacing="normal" fo:font-style="normal" fo:font-weight="bold" officeooo:rsid="001d4f9a" officeooo:paragraph-rsid="001d7db8" style:font-size-asian="15pt" style:font-weight-asian="bold" style:font-size-complex="15pt" style:font-weight-complex="bold"/>
    </style:style>
    <style:style style:name="P26" style:family="paragraph" style:parent-style-name="Standard">
      <style:text-properties fo:font-variant="normal" fo:text-transform="none" style:font-name="Liberation Serif" fo:font-size="15pt" fo:letter-spacing="normal" fo:font-style="normal" fo:font-weight="bold" officeooo:rsid="001d4f9a" officeooo:paragraph-rsid="0023e022" style:font-size-asian="15pt" style:font-weight-asian="bold" style:font-size-complex="15pt" style:font-weight-complex="bold"/>
    </style:style>
    <style:style style:name="P27" style:family="paragraph" style:parent-style-name="Standard">
      <style:text-properties fo:font-variant="normal" fo:text-transform="none" style:font-name="Liberation Serif" fo:font-size="15pt" fo:letter-spacing="normal" fo:font-style="normal" fo:font-weight="bold" officeooo:rsid="001d4f9a" officeooo:paragraph-rsid="00275044" style:font-size-asian="15pt" style:font-weight-asian="bold" style:font-size-complex="15pt" style:font-weight-complex="bold"/>
    </style:style>
    <style:style style:name="P28" style:family="paragraph" style:parent-style-name="Standard">
      <style:text-properties fo:font-variant="normal" fo:text-transform="none" style:font-name="Liberation Serif" fo:font-size="15pt" fo:letter-spacing="normal" fo:font-style="normal" fo:font-weight="bold" officeooo:rsid="001d4f9a" officeooo:paragraph-rsid="0031e8d0" style:font-size-asian="15pt" style:font-weight-asian="bold" style:font-size-complex="15pt" style:font-weight-complex="bold"/>
    </style:style>
    <style:style style:name="P29" style:family="paragraph" style:parent-style-name="Standard">
      <style:text-properties fo:font-variant="normal" fo:text-transform="none" style:font-name="Liberation Serif" fo:font-size="12pt" fo:letter-spacing="normal" fo:font-style="normal" fo:font-weight="normal" officeooo:rsid="00275044" officeooo:paragraph-rsid="00323904" style:font-size-asian="10.5pt" style:font-weight-asian="normal" style:font-size-complex="12pt" style:font-weight-complex="normal"/>
    </style:style>
    <style:style style:name="P30" style:family="paragraph" style:parent-style-name="Standard">
      <style:text-properties fo:font-variant="normal" fo:text-transform="none" style:font-name="Liberation Serif" fo:font-size="12pt" fo:letter-spacing="normal" fo:font-style="normal" fo:font-weight="normal" officeooo:rsid="00323904" officeooo:paragraph-rsid="00323904" style:font-size-asian="10.5pt" style:font-weight-asian="normal" style:font-size-complex="12pt" style:font-weight-complex="normal"/>
    </style:style>
    <style:style style:name="P31" style:family="paragraph" style:parent-style-name="Standard">
      <style:text-properties fo:font-variant="normal" fo:text-transform="none" style:font-name="Liberation Serif" fo:font-size="12pt" fo:letter-spacing="normal" fo:font-style="normal" fo:font-weight="normal" officeooo:rsid="001d4f9a" officeooo:paragraph-rsid="0031e8d0" style:font-size-asian="12pt" style:font-weight-asian="normal" style:font-size-complex="12pt" style:font-weight-complex="normal"/>
    </style:style>
    <style:style style:name="P32" style:family="paragraph" style:parent-style-name="Standard">
      <style:text-properties fo:font-variant="normal" fo:text-transform="none" style:font-name="Liberation Serif" fo:font-size="12pt" fo:letter-spacing="normal" fo:font-style="normal" fo:font-weight="normal" officeooo:rsid="002d041d" officeooo:paragraph-rsid="0031e8d0" style:font-size-asian="12pt" style:font-weight-asian="normal" style:font-size-complex="12pt" style:font-weight-complex="normal"/>
    </style:style>
    <style:style style:name="P33" style:family="paragraph" style:parent-style-name="Standard">
      <style:text-properties fo:font-weight="bold" officeooo:rsid="001d4f9a" officeooo:paragraph-rsid="001d4f9a" style:font-weight-asian="bold" style:font-weight-complex="bold"/>
    </style:style>
    <style:style style:name="P34" style:family="paragraph" style:parent-style-name="Standard">
      <style:paragraph-properties fo:break-before="page"/>
      <style:text-properties fo:font-weight="bold" officeooo:rsid="001d4f9a" officeooo:paragraph-rsid="001f5d8b" style:font-weight-asian="bold" style:font-weight-complex="bold"/>
    </style:style>
    <style:style style:name="P35" style:family="paragraph" style:parent-style-name="Standard">
      <style:text-properties fo:font-weight="bold" officeooo:rsid="001d7db8" officeooo:paragraph-rsid="001d7db8" style:font-weight-asian="bold" style:font-weight-complex="bold"/>
    </style:style>
    <style:style style:name="P36" style:family="paragraph" style:parent-style-name="Standard">
      <style:text-properties fo:font-weight="bold" officeooo:rsid="001d7db8" officeooo:paragraph-rsid="00207b2f" style:font-weight-asian="bold" style:font-weight-complex="bold"/>
    </style:style>
    <style:style style:name="P37" style:family="paragraph" style:parent-style-name="Standard">
      <style:text-properties fo:font-weight="bold" officeooo:rsid="001d7db8" officeooo:paragraph-rsid="0030ed93" style:font-weight-asian="bold" style:font-weight-complex="bold"/>
    </style:style>
    <style:style style:name="P38" style:family="paragraph" style:parent-style-name="Standard">
      <style:text-properties fo:font-weight="bold" officeooo:rsid="001d7db8" officeooo:paragraph-rsid="0031e8d0" style:font-weight-asian="bold" style:font-weight-complex="bold"/>
    </style:style>
    <style:style style:name="P39" style:family="paragraph" style:parent-style-name="Standard">
      <style:text-properties fo:font-weight="bold" officeooo:rsid="001f5d8b" officeooo:paragraph-rsid="001f5d8b" style:font-weight-asian="bold" style:font-weight-complex="bold"/>
    </style:style>
    <style:style style:name="P40" style:family="paragraph" style:parent-style-name="Standard">
      <style:text-properties fo:font-weight="bold" officeooo:rsid="001f95cc" officeooo:paragraph-rsid="001f95cc" style:font-weight-asian="bold" style:font-weight-complex="bold"/>
    </style:style>
    <style:style style:name="P41" style:family="paragraph" style:parent-style-name="Standard">
      <style:text-properties fo:font-weight="bold" officeooo:rsid="001f95cc" officeooo:paragraph-rsid="0030ed93" style:font-weight-asian="bold" style:font-weight-complex="bold"/>
    </style:style>
    <style:style style:name="P42" style:family="paragraph" style:parent-style-name="Standard">
      <style:text-properties fo:font-weight="bold" officeooo:rsid="001f95cc" officeooo:paragraph-rsid="0031e8d0" style:font-weight-asian="bold" style:font-weight-complex="bold"/>
    </style:style>
    <style:style style:name="P43" style:family="paragraph" style:parent-style-name="Standard">
      <style:text-properties fo:font-weight="bold" officeooo:rsid="0020611d" officeooo:paragraph-rsid="00207b2f" style:font-weight-asian="bold" style:font-weight-complex="bold"/>
    </style:style>
    <style:style style:name="P44" style:family="paragraph" style:parent-style-name="Standard">
      <style:text-properties fo:font-weight="bold" officeooo:rsid="0020611d" officeooo:paragraph-rsid="0030ed93" style:font-weight-asian="bold" style:font-weight-complex="bold"/>
    </style:style>
    <style:style style:name="P45" style:family="paragraph" style:parent-style-name="Standard">
      <style:text-properties fo:font-weight="bold" officeooo:rsid="0020611d" officeooo:paragraph-rsid="0031e8d0" style:font-weight-asian="bold" style:font-weight-complex="bold"/>
    </style:style>
    <style:style style:name="P46" style:family="paragraph" style:parent-style-name="Standard">
      <style:text-properties fo:font-weight="bold" officeooo:rsid="0020611d" officeooo:paragraph-rsid="00329ac4" style:font-weight-asian="bold" style:font-weight-complex="bold"/>
    </style:style>
    <style:style style:name="P47" style:family="paragraph" style:parent-style-name="Standard">
      <style:text-properties fo:font-weight="bold" officeooo:rsid="00207b2f" officeooo:paragraph-rsid="00207b2f" style:font-weight-asian="bold" style:font-weight-complex="bold"/>
    </style:style>
    <style:style style:name="P48" style:family="paragraph" style:parent-style-name="Standard">
      <style:text-properties fo:font-weight="bold" officeooo:rsid="00207b2f" officeooo:paragraph-rsid="0030ed93" style:font-weight-asian="bold" style:font-weight-complex="bold"/>
    </style:style>
    <style:style style:name="P49" style:family="paragraph" style:parent-style-name="Standard">
      <style:text-properties fo:font-weight="bold" officeooo:rsid="00207b2f" officeooo:paragraph-rsid="0031e8d0" style:font-weight-asian="bold" style:font-weight-complex="bold"/>
    </style:style>
    <style:style style:name="P50" style:family="paragraph" style:parent-style-name="Standard">
      <style:text-properties fo:font-weight="normal" officeooo:rsid="002e4297" officeooo:paragraph-rsid="0030ed93" style:font-weight-asian="normal" style:font-weight-complex="normal"/>
    </style:style>
    <style:style style:name="P51" style:family="paragraph" style:parent-style-name="Standard">
      <style:text-properties fo:font-weight="normal" officeooo:rsid="002e4297" officeooo:paragraph-rsid="0031e8d0" style:font-weight-asian="normal" style:font-weight-complex="normal"/>
    </style:style>
    <style:style style:name="P52" style:family="paragraph" style:parent-style-name="Standard">
      <style:text-properties officeooo:paragraph-rsid="00207b2f"/>
    </style:style>
    <style:style style:name="P53" style:family="paragraph" style:parent-style-name="Standard">
      <style:text-properties fo:font-size="15pt" officeooo:rsid="001d4f9a" officeooo:paragraph-rsid="001d4f9a" style:font-size-asian="15pt" style:font-size-complex="15pt"/>
    </style:style>
    <style:style style:name="P54" style:family="paragraph" style:parent-style-name="Standard">
      <style:text-properties fo:font-size="15pt" fo:font-weight="bold" officeooo:rsid="001d4f9a" officeooo:paragraph-rsid="001d4f9a" style:font-size-asian="15pt" style:font-weight-asian="bold" style:font-size-complex="15pt" style:font-weight-complex="bold"/>
    </style:style>
    <style:style style:name="P55" style:family="paragraph" style:parent-style-name="Standard">
      <style:text-properties officeooo:rsid="002e4297" officeooo:paragraph-rsid="0030ed93"/>
    </style:style>
    <style:style style:name="P56" style:family="paragraph" style:parent-style-name="Standard">
      <style:text-properties officeooo:rsid="002e4297" officeooo:paragraph-rsid="0031e8d0"/>
    </style:style>
    <style:style style:name="P57" style:family="paragraph" style:parent-style-name="Standard">
      <style:text-properties officeooo:rsid="002e4297" officeooo:paragraph-rsid="00323fa3"/>
    </style:style>
    <style:style style:name="P58" style:family="paragraph" style:parent-style-name="Standard">
      <style:text-properties officeooo:rsid="002e4297" officeooo:paragraph-rsid="00329ac4"/>
    </style:style>
    <style:style style:name="P59" style:family="paragraph" style:parent-style-name="Standard">
      <style:text-properties officeooo:rsid="002e4297" officeooo:paragraph-rsid="0033afca"/>
    </style:style>
    <style:style style:name="P60" style:family="paragraph" style:parent-style-name="Standard">
      <style:text-properties officeooo:paragraph-rsid="0030ed93"/>
    </style:style>
    <style:style style:name="P61" style:family="paragraph" style:parent-style-name="Standard">
      <style:text-properties officeooo:paragraph-rsid="0031e8d0"/>
    </style:style>
    <style:style style:name="P62" style:family="paragraph" style:parent-style-name="Standard">
      <style:text-properties officeooo:paragraph-rsid="00323fa3"/>
    </style:style>
    <style:style style:name="P63" style:family="paragraph" style:parent-style-name="Standard">
      <style:text-properties officeooo:paragraph-rsid="00329ac4"/>
    </style:style>
    <style:style style:name="P64" style:family="paragraph" style:parent-style-name="Text_20_body" style:list-style-name="L1"/>
    <style:style style:name="P65" style:family="paragraph" style:parent-style-name="Text_20_body" style:list-style-name="L1">
      <style:paragraph-properties fo:margin-top="0in" fo:margin-bottom="0in" style:contextual-spacing="false"/>
    </style:style>
    <style:style style:name="P66" style:family="paragraph" style:parent-style-name="Text_20_body" style:list-style-name="L2"/>
    <style:style style:name="P67" style:family="paragraph" style:parent-style-name="Text_20_body" style:list-style-name="L2">
      <style:paragraph-properties fo:margin-top="0in" fo:margin-bottom="0in" style:contextual-spacing="false"/>
    </style:style>
    <style:style style:name="P68" style:family="paragraph" style:parent-style-name="Text_20_body">
      <style:text-properties officeooo:paragraph-rsid="00207b2f"/>
    </style:style>
    <style:style style:name="P69" style:family="paragraph" style:parent-style-name="Text_20_body">
      <style:text-properties officeooo:rsid="00207b2f" officeooo:paragraph-rsid="00207b2f"/>
    </style:style>
    <style:style style:name="P70" style:family="paragraph" style:parent-style-name="Text_20_body">
      <style:text-properties officeooo:rsid="00207b2f" officeooo:paragraph-rsid="0030ed93"/>
    </style:style>
    <style:style style:name="P71" style:family="paragraph" style:parent-style-name="Text_20_body">
      <style:text-properties officeooo:rsid="00207b2f" officeooo:paragraph-rsid="0031e8d0"/>
    </style:style>
    <style:style style:name="P72" style:family="paragraph" style:parent-style-name="Text_20_body">
      <style:text-properties officeooo:rsid="00207b2f" officeooo:paragraph-rsid="00329ac4"/>
    </style:style>
    <style:style style:name="P73" style:family="paragraph" style:parent-style-name="Text_20_body">
      <style:text-properties fo:font-weight="normal" officeooo:rsid="001d7db8" officeooo:paragraph-rsid="00207b2f" style:font-weight-asian="normal" style:font-weight-complex="normal"/>
    </style:style>
    <style:style style:name="P74" style:family="paragraph" style:parent-style-name="Text_20_body">
      <style:text-properties fo:font-weight="normal" officeooo:rsid="001d7db8" officeooo:paragraph-rsid="0030ed93" style:font-weight-asian="normal" style:font-weight-complex="normal"/>
    </style:style>
    <style:style style:name="P75" style:family="paragraph" style:parent-style-name="Text_20_body">
      <style:text-properties fo:font-weight="normal" officeooo:rsid="001d7db8" officeooo:paragraph-rsid="0031e8d0" style:font-weight-asian="normal" style:font-weight-complex="normal"/>
    </style:style>
    <style:style style:name="T1" style:family="text">
      <style:text-properties fo:color="#000000" loext:opacity="100%" style:font-name="Liberation Serif" fo:font-size="12pt" style:font-size-asian="12pt" style:font-size-complex="12pt"/>
    </style:style>
    <style:style style:name="T2" style:family="text">
      <style:text-properties officeooo:rsid="001f5d8b"/>
    </style:style>
    <style:style style:name="T3" style:family="text">
      <style:text-properties fo:font-weight="bold" officeooo:rsid="001d7db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611d" style:font-weight-asian="normal" style:font-weight-complex="normal"/>
    </style:style>
    <style:style style:name="T6" style:family="text">
      <style:text-properties fo:font-weight="normal" officeooo:rsid="00207b2f" style:font-weight-asian="normal" style:font-weight-complex="normal"/>
    </style:style>
    <style:style style:name="T7" style:family="text">
      <style:text-properties fo:font-weight="normal" officeooo:rsid="002d041d" style:font-weight-asian="normal" style:font-weight-complex="normal"/>
    </style:style>
    <style:style style:name="T8" style:family="text">
      <style:text-properties fo:font-weight="normal" officeooo:rsid="002e4297" style:font-weight-asian="normal" style:font-weight-complex="normal"/>
    </style:style>
    <style:style style:name="T9" style:family="text">
      <style:text-properties fo:font-weight="normal" officeooo:rsid="002f956e" style:font-weight-asian="normal" style:font-weight-complex="normal"/>
    </style:style>
    <style:style style:name="T10" style:family="text">
      <style:text-properties fo:font-weight="normal" officeooo:rsid="0030ed93" style:font-weight-asian="normal" style:font-weight-complex="normal"/>
    </style:style>
    <style:style style:name="T11" style:family="text">
      <style:text-properties fo:font-weight="normal" officeooo:rsid="00323fa3" style:font-weight-asian="normal" style:font-weight-complex="normal"/>
    </style:style>
    <style:style style:name="T12" style:family="text">
      <style:text-properties fo:font-weight="normal" officeooo:rsid="00329ac4" style:font-weight-asian="normal" style:font-weight-complex="normal"/>
    </style:style>
    <style:style style:name="T13" style:family="text">
      <style:text-properties fo:font-weight="normal" officeooo:rsid="0033afca" style:font-weight-asian="normal" style:font-weight-complex="normal"/>
    </style:style>
    <style:style style:name="T14" style:family="text">
      <style:text-properties fo:font-weight="normal" officeooo:rsid="002e4297" fo:background-color="#ffff00" loext:char-shading-value="0" style:font-weight-asian="normal" style:font-weight-complex="normal"/>
    </style:style>
    <style:style style:name="T15" style:family="text">
      <style:text-properties fo:font-weight="normal" officeooo:rsid="002e4297" fo:background-color="#ffff00" loext:char-shading-value="0" style:font-weight-asian="normal" style:font-weight-complex="normal"/>
    </style:style>
    <style:style style:name="T16" style:family="text">
      <style:text-properties fo:font-weight="normal" fo:background-color="#ffff00" loext:char-shading-value="0" style:font-weight-asian="normal" style:font-weight-complex="normal"/>
    </style:style>
    <style:style style:name="T17" style:family="text">
      <style:text-properties fo:font-weight="normal" officeooo:rsid="0033afca" fo:background-color="#ffff00" loext:char-shading-value="0" style:font-weight-asian="normal" style:font-weight-complex="normal"/>
    </style:style>
    <style:style style:name="T18" style:family="text">
      <style:text-properties officeooo:rsid="001f95cc"/>
    </style:style>
    <style:style style:name="T19" style:family="text">
      <style:text-properties officeooo:rsid="0020611d"/>
    </style:style>
    <style:style style:name="T20" style:family="text">
      <style:text-properties officeooo:rsid="00207b2f"/>
    </style:style>
    <style:style style:name="T21" style:family="text">
      <style:text-properties officeooo:rsid="0023e022"/>
    </style:style>
    <style:style style:name="T22" style:family="text">
      <style:text-properties officeooo:rsid="002d041d"/>
    </style:style>
    <style:style style:name="T23" style:family="text">
      <style:text-properties officeooo:rsid="0030ed93"/>
    </style:style>
    <style:style style:name="T24" style:family="text">
      <style:text-properties style:font-weight-asian="normal" style:font-weight-complex="normal"/>
    </style:style>
    <style:style style:name="T25" style:family="text">
      <style:text-properties officeooo:rsid="0030ed93" style:font-weight-asian="normal" style:font-weight-complex="normal"/>
    </style:style>
    <style:style style:name="T26" style:family="text">
      <style:text-properties officeooo:rsid="00207b2f" style:font-weight-asian="normal" style:font-weight-complex="normal"/>
    </style:style>
    <style:style style:name="T27" style:family="text">
      <style:text-properties officeooo:rsid="00329ac4" style:font-weight-asian="normal" style:font-weight-complex="normal"/>
    </style:style>
    <style:style style:name="T28" style:family="text">
      <style:text-properties style:font-size-asian="12pt"/>
    </style:style>
    <style:style style:name="T29" style:family="text">
      <style:text-properties officeooo:rsid="002d041d" style:font-size-asian="12pt"/>
    </style:style>
    <style:style style:name="T30" style:family="text">
      <style:text-properties officeooo:rsid="0030ed93" style:font-size-asian="12pt"/>
    </style:style>
    <style:style style:name="T31" style:family="text">
      <style:text-properties officeooo:rsid="00323904" style:font-size-asian="12pt"/>
    </style:style>
    <style:style style:name="T32" style:family="text">
      <style:text-properties officeooo:rsid="00323904"/>
    </style:style>
    <style:style style:name="T33" style:family="text">
      <style:text-properties officeooo:rsid="00329ac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a 10/07----11:00.</text:p>
      <text:p text:style-name="P2"/>
      <text:p text:style-name="P2">Bastantes intentos de prompting corto, con prácticamente todo alucinacións:</text:p>
      <text:p text:style-name="P1"/>
      <text:p text:style-name="P3"/>
      <text:p text:style-name="P5">New classes added between the two ontologies are : epo:AcquiringParty</text:p>
      <text:p text:style-name="P6">epo:AuxiliaryParty</text:p>
      <text:p text:style-name="P6">epo:LeadBuyer Name some more</text:p>
      <text:p text:style-name="Text_20_body">Thank you for providing more information.</text:p>
      <text:p text:style-name="Text_20_body">So, to recap, the new classes added in the second ontology compared to the first ontology are:</text:p>
      <text:list xml:id="list4257316625" text:style-name="L1">
        <text:list-item>
          <text:p text:style-name="P65"><text:span text:style-name="Source_20_Text">epo:AcquiringParty</text:span></text:p>
        </text:list-item>
        <text:list-item>
          <text:p text:style-name="P65"><text:span text:style-name="Source_20_Text">epo:AuxiliaryParty</text:span></text:p>
        </text:list-item>
        <text:list-item>
          <text:p text:style-name="P64"><text:span text:style-name="Source_20_Text">epo:LeadBuyer</text:span></text:p>
        </text:list-item>
      </text:list>
      <text:p text:style-name="Text_20_body">I’ll make sure to keep these classes in mind as we continue our conversation about the ontologies. If you’d like me to identify more changes or have any other questions, feel free to ask!</text:p>
      <text:p text:style-name="P4">Okei, I want you to identify some new classes added in the second ontology</text:p>
      <text:p text:style-name="Text_20_body">Based on my analysis of the two ontologies, here are the new classes added in the second ontology compared to the first:</text:p>
      <text:list xml:id="list1363052549" text:style-name="L2">
        <text:list-item>
          <text:p text:style-name="P67"><text:span text:style-name="Source_20_Text">epo:AcquiringParty</text:span></text:p>
        </text:list-item>
        <text:list-item>
          <text:p text:style-name="P67"><text:span text:style-name="Source_20_Text">epo:AuxiliaryParty</text:span></text:p>
        </text:list-item>
        <text:list-item>
          <text:p text:style-name="P67"><text:span text:style-name="Source_20_Text">epo:LeadBuyer</text:span></text:p>
        </text:list-item>
        <text:list-item>
          <text:p text:style-name="P67"><text:span text:style-name="Source_20_Text">epo:Buyer</text:span></text:p>
        </text:list-item>
        <text:list-item>
          <text:p text:style-name="P67"><text:span text:style-name="Source_20_Text">epo:Seller</text:span></text:p>
        </text:list-item>
        <text:list-item>
          <text:p text:style-name="P67"><text:span text:style-name="Source_20_Text">epo:Offer</text:span></text:p>
        </text:list-item>
        <text:list-item>
          <text:p text:style-name="P66"><text:span text:style-name="Source_20_Text">epo:Contract</text:span></text:p>
        </text:list-item>
      </text:list>
      <text:p text:style-name="Text_20_body">Please let me know if I’ve missed any or if you’d like me to double-check!</text:p>
      <text:p text:style-name="Text_20_body"/>
      <text:p text:style-name="P10">Okei, so now that you know that epo:Estimate is a class, tell me which is the next class defined in the article</text:p>
      <text:p text:style-name="P11"> apologize, but I don’t see any mention of “epo:Estimate” being a class in the provided context. Additionally, I don’t see any specific statement that defines a particular class as the “next” one.</text:p>
      <text:p text:style-name="P12">However, if you’d like to point out where epo:Estimate is mentioned, I can try to help you identify the next class defined in the ontology.</text:p>
      <text:p text:style-name="P13">We give context here, look at the file...</text:p>
      <text:p text:style-name="P7"><text:span text:style-name="T1">ccording to the provided context (CONTEXT 1), the class defined after </text:span><text:span text:style-name="Source_20_Text"><text:span text:style-name="T1">epo:Estimate a owl:Class</text:span></text:span><text:span text:style-name="T1"> is:</text:span></text:p>
      <text:p text:style-name="Text_20_body"><text:span text:style-name="Source_20_Text"><text:span text:style-name="T1">epo:SubcontractingEstimatedValue</text:span></text:span></text:p>
      <text:p text:style-name="Text_20_body"><text:span text:style-name="T1">This class is an instance of </text:span><text:span text:style-name="Source_20_Text"><text:span text:style-name="T1">owl:Class</text:span></text:span><text:span text:style-name="T1"> and has the property </text:span><text:span text:style-name="Source_20_Text"><text:span text:style-name="T1">epo:hasSubcontractingEstimatedValue</text:span></text:span><text:span text:style-name="T1">.</text:span></text:p>
      <text:p text:style-name="P8"><text:soft-page-break/>New estrategy. Name the files as ontology 1//ontology 2 and go step by step, very very slow and doing chain-of-thought and few-shot prompting.</text:p>
      <text:p text:style-name="P9">We are only taking into account the file Core, which is easier to analize.</text:p>
      <text:p text:style-name="P9"/>
      <text:p text:style-name="P9"/>
      <text:p text:style-name="P8"/>
      <text:p text:style-name="P1"/>
      <text:p text:style-name="P34"><text:span text:style-name="T2">Métodos</text:span> PROMPTING:</text:p>
      <text:p text:style-name="P39">Zshot,Fshot, COT,</text:p>
      <text:p text:style-name="P39">Generate knowledge: <text:span text:style-name="T4">XXXXXX, Sería máis dificil que o Zshot. Sería como: ‘’The properties that are new in the second ontology are…’’</text:span></text:p>
      <text:p text:style-name="P40">Tree of th: <text:span text:style-name="T4">Para min, é coma dividir o traballo. Un prompt chaining pero todo xunto.</text:span></text:p>
      <text:p text:style-name="P39"/>
      <text:p text:style-name="P33"/>
      <text:p text:style-name="P33"/>
      <text:p text:style-name="P33"/>
      <text:p text:style-name="P33"/>
      <text:p text:style-name="P33">AHORA, DESEÑAR PROMPTING. Primeiro enmarcar:</text:p>
      <text:p text:style-name="P15"/>
      <text:p text:style-name="P16">-Good morning. You are going to help me working in ontologies, specifically in eprocurement <text:span text:style-name="T18">ontologies</text:span> of the European Union.</text:p>
      <text:p text:style-name="P16"/>
      <text:p text:style-name="P17">Each one of the two files provided are two versions of the same ontolo<text:tab/>gy. We will call them version 1 and version 2.</text:p>
      <text:p text:style-name="P17"/>
      <text:p text:style-name="P17">The ontologies are defined in RDF and owl.</text:p>
      <text:p text:style-name="P17"/>
      <text:p text:style-name="P15"/>
      <text:p text:style-name="P53"/>
      <text:p text:style-name="P54">para os cambios de CLASES.</text:p>
      <text:p text:style-name="P33"/>
      <text:p text:style-name="P36">Z-Shot. <text:span text:style-name="T5">Please, identify all the classes that are defined in the second version and not in the first. Make a list of them.</text:span></text:p>
      <text:p text:style-name="P35"><text:span text:style-name="T5"/></text:p>
      <text:p text:style-name="P43"><text:span text:style-name="T4">Also, identify all the classes defined in the first version and not in the second. Make a list of them.</text:span></text:p>
      <text:p text:style-name="P35"/>
      <text:p text:style-name="P52"><text:span text:style-name="T3">F-Shot. </text:span></text:p>
      <text:p text:style-name="P52"><text:span text:style-name="T4">:Fund a owl:Class </text:span><text:span text:style-name="T6">In this line of code</text:span><text:span text:style-name="T4">, :Fund is a class.</text:span></text:p>
      <text:p text:style-name="P68">:Identifier a owl:Class <text:span text:style-name="T6">In this line of code</text:span><text:span text:style-name="T4">, <text:s/></text:span>:Identifier is a class.</text:p>
      <text:p text:style-name="P69">Now, search in the two versions of the ontology and <text:span text:style-name="T5">identify all the classes that are defined in the second version and not in the first. Make a list of them.</text:span></text:p>
      <text:p text:style-name="P43"><text:span text:style-name="T4">Also, identify all the classes defined in the first version and not in the second. Make a list of them.</text:span></text:p>
      <text:p text:style-name="P43"><text:span text:style-name="T4"/></text:p>
      <text:p text:style-name="P35"><text:span text:style-name="T20">Zshot-</text:span>COT.</text:p>
      <text:p text:style-name="P36"><text:span text:style-name="T5">Please, identify all the classes that are defined in the second version and not in the first. Make a list of them.</text:span></text:p>
      <text:p text:style-name="P36"><text:span text:style-name="T5"/></text:p>
      <text:p text:style-name="P43"><text:span text:style-name="T4">Also, identify all the classes defined in the first version and not in the second. Make a list of them.</text:span></text:p>
      <text:p text:style-name="P43"><text:span text:style-name="T4"/></text:p>
      <text:p text:style-name="P47"><text:span text:style-name="T4"><text:s/>You will have to divide your job into different tasks, do it step by step and make a list with the results.</text:span></text:p>
      <text:p text:style-name="P35"/>
      <text:p text:style-name="P36"><text:span text:style-name="T20">Fewshot-</text:span>COT.</text:p>
      <text:p text:style-name="P52"><text:span text:style-name="T4">:Fund a owl:Class </text:span><text:span text:style-name="T6">In this line of code</text:span><text:span text:style-name="T4">, :Fund is a class, </text:span><text:span text:style-name="T6">because the object of this triplet says so.</text:span></text:p>
      <text:p text:style-name="P73">:Identifier a owl:Class <text:span text:style-name="T20">In this line of code</text:span>, <text:s/>:Identifier is a class, <text:span text:style-name="T20">because the object of this triplet says so.</text:span></text:p>
      <text:p text:style-name="P69"><text:soft-page-break/>Now, search in the two versions of the ontology and <text:span text:style-name="T5">identify all the classes that are defined in the second version and not in the first. Make a list of them.</text:span></text:p>
      <text:p text:style-name="P43"><text:span text:style-name="T4">Also, identify all the classes defined in the first version and not in the second. Make a list of them.</text:span></text:p>
      <text:p text:style-name="P43"><text:span text:style-name="T4"/></text:p>
      <text:p text:style-name="P47"><text:span text:style-name="T4">You will have to divide your job into different tasks, do it step by step and make a list with the results.</text:span></text:p>
      <text:p text:style-name="P73"/>
      <text:p text:style-name="P35"/>
      <text:p text:style-name="P35"/>
      <text:p text:style-name="P40">Prompt chaining.</text:p>
      <text:p text:style-name="P18">-Let’s do now our first task. Can you identify classes in the first ontology? If so, give me an example.</text:p>
      <text:p text:style-name="P18">-<text:span text:style-name="T19">Okey, now your task is to identify the classes of the first version. Then, identify all of the classes from the second version. </text:span></text:p>
      <text:p text:style-name="P18"/>
      <text:p text:style-name="P21">-Now, you will tell me which are the classes that exist in the first version and not in the second one <text:span text:style-name="T20">and make a list of them</text:span>. After that, you will tell me which are the classes that exist in the second version and not in the first one <text:span text:style-name="T20">and make a list of them.</text:span></text:p>
      <text:p text:style-name="P21"/>
      <text:p text:style-name="P21"/>
      <text:p text:style-name="P22"/>
      <text:p text:style-name="P22"/>
      <text:p text:style-name="P25"/>
      <text:p text:style-name="P26"><text:span text:style-name="T21">Changed classes (properties//atributes).</text:span></text:p>
      <text:p text:style-name="P27">Primeiro enmarcar:</text:p>
      <text:p text:style-name="P29">You are now going to work with properties of the classes. Each class will have some <text:span text:style-name="T32">properties</text:span>. <text:span text:style-name="T29">It is very important that you notice </text:span><text:span text:style-name="T30">how properties are defined</text:span><text:span text:style-name="T29"> in RDF, specially in OWL language. </text:span><text:span text:style-name="T31">It is also very important that you notice that there are two types of properties: </text:span></text:p>
      <text:p text:style-name="P29"><text:span text:style-name="T31">Objectproperty is a property defined in which the object is a normal RDF object.</text:span></text:p>
      <text:p text:style-name="P30"><text:span text:style-name="T31">D</text:span><text:span text:style-name="T28">ataproperty is a property defined in which the object can be an string, data etc, but it is not an entity of the ontology.</text:span></text:p>
      <text:p text:style-name="P26"/>
      <text:p text:style-name="P37">Z-Shot. <text:span text:style-name="T5">Please, identify all the </text:span><text:span text:style-name="T10">properties</text:span><text:span text:style-name="T5"> that are defined in the second version and not in the first. Make a list of them, </text:span><text:span text:style-name="T10">saying also the class that each property belongs too.</text:span></text:p>
      <text:p text:style-name="P37"><text:span text:style-name="T5"/></text:p>
      <text:p text:style-name="P44"><text:span text:style-name="T4">Also, identify all the </text:span><text:span text:style-name="T10">properties</text:span><text:span text:style-name="T4"> defined in the first version and not in the second. Make a list of them, <text:s/></text:span><text:span text:style-name="T10">saying also the class that each property belongs too.</text:span></text:p>
      <text:p text:style-name="P37"/>
      <text:p text:style-name="P60"><text:span text:style-name="T3">F-Shot. </text:span></text:p>
      <text:p text:style-name="P60"><text:span text:style-name="T4"/></text:p>
      <text:p text:style-name="P60"><text:span text:style-name="T4"><text:s text:c="4"/>epo:playedBy a owl:FunctionalProperty,</text:span></text:p>
      <text:p text:style-name="P60"><text:span text:style-name="T4"><text:s text:c="8"/>owl:ObjectProperty ;</text:span></text:p>
      <text:p text:style-name="P60"><text:span text:style-name="T4"><text:s text:c="4"/>rdfs:label "Played by"@en ;</text:span></text:p>
      <text:p text:style-name="P60"><text:span text:style-name="T4"><text:s text:c="4"/>rdfs:domain epo:AgentInRole ;</text:span></text:p>
      <text:p text:style-name="P60"><text:span text:style-name="T4"><text:s text:c="4"/>rdfs:isDefinedBy &lt;http://data.europa.eu/a4g/ontology&gt; ;</text:span></text:p>
      <text:p text:style-name="P60"><text:span text:style-name="T4"><text:s text:c="4"/>rdfs:range foaf:Agent ;</text:span></text:p>
      <text:p text:style-name="P60"><text:span text:style-name="T4"><text:s text:c="4"/>skos:prefLabel "Played by"@en .</text:span></text:p>
      <text:p text:style-name="P62"><text:span text:style-name="T8">In these <text:s/>lines of code </text:span><text:span text:style-name="T9">it is defined that</text:span><text:span text:style-name="T8"> <text:s/>epo:playedBy <text:s/>is a </text:span><text:span text:style-name="T11">property</text:span><text:span text:style-name="T8"> of </text:span><text:span text:style-name="T11">the class </text:span><text:span text:style-name="T4">epo:AgentInRole</text:span></text:p>
      <text:p text:style-name="P55"><text:span text:style-name="T4"/></text:p>
      <text:p text:style-name="P55"><text:span text:style-name="T4">epo:announcesLotGroupAwardInformation a owl:ObjectProperty ;</text:span></text:p>
      <text:p text:style-name="P55"><text:span text:style-name="T4"><text:s text:c="4"/>rdfs:label "Announces lot group award information"@en ;</text:span></text:p>
      <text:p text:style-name="P55"><text:span text:style-name="T4"><text:s text:c="4"/>rdfs:domain epo:ResultNotice ;</text:span></text:p>
      <text:p text:style-name="P55"><text:soft-page-break/><text:span text:style-name="T4"><text:s text:c="4"/>rdfs:isDefinedBy &lt;http://data.europa.eu/a4g/ontology&gt; ;</text:span></text:p>
      <text:p text:style-name="P55"><text:span text:style-name="T4"><text:s text:c="4"/>rdfs:range epo:LotGroupAwardInformation ;</text:span></text:p>
      <text:p text:style-name="P55"><text:span text:style-name="T4"><text:s text:c="4"/>skos:prefLabel "Announces lot group award information"@en .</text:span></text:p>
      <text:p text:style-name="P57"><text:span text:style-name="T4">In these <text:s/>lines of code </text:span><text:span text:style-name="T9">it is defined that</text:span><text:span text:style-name="T4"> <text:s/>epo: announcesLotGroupAwardInformation <text:s/>is a </text:span><text:span text:style-name="T11">property</text:span><text:span text:style-name="T4"> of </text:span><text:span text:style-name="T11">the class </text:span><text:span text:style-name="T4">epo: ResultNotice .</text:span></text:p>
      <text:p text:style-name="P60"/>
      <text:p text:style-name="P70">Now, search in the two versions of the ontology and <text:span text:style-name="T5">identify all the </text:span><text:span text:style-name="T11">properties</text:span><text:span text:style-name="T5"> that are defined in the second version and not in the first. Make a list of them.</text:span></text:p>
      <text:p text:style-name="P44"><text:span text:style-name="T4">Also, identify all the </text:span><text:span text:style-name="T11">properties</text:span><text:span text:style-name="T4"> defined in the first version and not in the second. Make a list of them.</text:span></text:p>
      <text:p text:style-name="P44"><text:span text:style-name="T4"/></text:p>
      <text:p text:style-name="P37"><text:span text:style-name="T20">Zshot-</text:span>COT.</text:p>
      <text:p text:style-name="P37"><text:span text:style-name="T5">Please, identify all the </text:span><text:span text:style-name="T12">properties</text:span><text:span text:style-name="T5"> that are defined in the second version and not in the first. Make a list of them.</text:span></text:p>
      <text:p text:style-name="P37"><text:span text:style-name="T5"/></text:p>
      <text:p text:style-name="P44"><text:span text:style-name="T4">Also, identify all the </text:span><text:span text:style-name="T12">properties</text:span><text:span text:style-name="T4"> defined in the first version and not in the second. Make a list of them.</text:span></text:p>
      <text:p text:style-name="P44"><text:span text:style-name="T4"/></text:p>
      <text:p text:style-name="P48"><text:span text:style-name="T4"><text:s/>You will have to divide your job into different tasks, do it step by step and make a list with the results.</text:span></text:p>
      <text:p text:style-name="P37"/>
      <text:p text:style-name="P37"><text:span text:style-name="T20">Fewshot-</text:span>COT.</text:p>
      <text:p text:style-name="P63"><text:span text:style-name="T4">epo:playedBy a owl:FunctionalProperty,</text:span></text:p>
      <text:p text:style-name="P63"><text:span text:style-name="T4"><text:s text:c="8"/>owl:ObjectProperty ;</text:span></text:p>
      <text:p text:style-name="P63"><text:span text:style-name="T4"><text:s text:c="4"/>rdfs:label "Played by"@en ;</text:span></text:p>
      <text:p text:style-name="P63"><text:span text:style-name="T4"><text:s text:c="4"/>rdfs:domain epo:AgentInRole ;</text:span></text:p>
      <text:p text:style-name="P63"><text:span text:style-name="T4"><text:s text:c="4"/>rdfs:isDefinedBy &lt;http://data.europa.eu/a4g/ontology&gt; ;</text:span></text:p>
      <text:p text:style-name="P63"><text:span text:style-name="T4"><text:s text:c="4"/>rdfs:range foaf:Agent ;</text:span></text:p>
      <text:p text:style-name="P63"><text:span text:style-name="T4"><text:s text:c="4"/>skos:prefLabel "Played by"@en .</text:span></text:p>
      <text:p text:style-name="P63"><text:span text:style-name="T8">In these <text:s/>lines of code </text:span><text:span text:style-name="T9">it is defined that</text:span><text:span text:style-name="T8"> <text:s/>epo:playedBy <text:s/>is a </text:span><text:span text:style-name="T11">property</text:span><text:span text:style-name="T8"> of </text:span><text:span text:style-name="T11">the class </text:span><text:span text:style-name="T4">epo:AgentInRole . </text:span><text:span text:style-name="T17">(hai que corregir)W</text:span><text:span text:style-name="T15">e can extract this information because we need to identify: subject= epo: playedBy ; predicate= rdfs:subClassOf ; object= <text:s/>epo:EauctionTechniqueUsage.</text:span></text:p>
      <text:p text:style-name="P58"><text:span text:style-name="T4"/></text:p>
      <text:p text:style-name="P58"><text:span text:style-name="T4">epo:announcesLotGroupAwardInformation a owl:ObjectProperty ;</text:span></text:p>
      <text:p text:style-name="P58"><text:span text:style-name="T4"><text:s text:c="4"/>rdfs:label "Announces lot group award information"@en ;</text:span></text:p>
      <text:p text:style-name="P58"><text:span text:style-name="T4"><text:s text:c="4"/>rdfs:domain epo:ResultNotice ;</text:span></text:p>
      <text:p text:style-name="P58"><text:span text:style-name="T4"><text:s text:c="4"/>rdfs:isDefinedBy &lt;http://data.europa.eu/a4g/ontology&gt; ;</text:span></text:p>
      <text:p text:style-name="P58"><text:span text:style-name="T4"><text:s text:c="4"/>rdfs:range epo:LotGroupAwardInformation ;</text:span></text:p>
      <text:p text:style-name="P58"><text:span text:style-name="T4"><text:s text:c="4"/>skos:prefLabel "Announces lot group award information"@en .</text:span></text:p>
      <text:p text:style-name="P58"><text:span text:style-name="T4">In these <text:s/>lines of code </text:span><text:span text:style-name="T9">it is defined that</text:span><text:span text:style-name="T4"> <text:s/>epo: announcesLotGroupAwardInformation <text:s/>is a </text:span><text:span text:style-name="T11">property</text:span><text:span text:style-name="T4"> of </text:span><text:span text:style-name="T11">the class </text:span><text:span text:style-name="T4">epo: ResultNotice .</text:span></text:p>
      <text:p text:style-name="P59"><text:span text:style-name="T17">(hai que <text:s/>corregir)</text:span><text:span text:style-name="T16">We can extract this information because we need to identify: subject= epo: playedBy ; predicate= rdfs:subClassOf ; object= <text:s/>epo:EauctionTechniqueUsage.</text:span></text:p>
      <text:p text:style-name="P50"><text:span text:style-name="T6"/></text:p>
      <text:p text:style-name="P72">Now, search in the two versions of the ontology and <text:span text:style-name="T5">identify all the </text:span><text:span text:style-name="T11">properties</text:span><text:span text:style-name="T5"> that are defined in the second version and not in the first. Make a list of them.</text:span></text:p>
      <text:p text:style-name="P46"><text:span text:style-name="T4">Also, identify all the </text:span><text:span text:style-name="T11">properties</text:span><text:span text:style-name="T4"> defined in the first version and not in the second. Make a list of them.</text:span></text:p>
      <text:p text:style-name="P46"><text:span text:style-name="T4"/></text:p>
      <text:p text:style-name="P48"><text:span text:style-name="T4">You will have to divide your job into different tasks, do it step by step and make a list with the results.</text:span></text:p>
      <text:p text:style-name="P74"><text:soft-page-break/></text:p>
      <text:p text:style-name="P37"/>
      <text:p text:style-name="P37"/>
      <text:p text:style-name="P41">Prompt chaining.</text:p>
      <text:p text:style-name="P19">-Let’s do now our first task. Can you identify <text:span text:style-name="T33">properties of each </text:span><text:s/>in the first ontology? If so, give me an example <text:span text:style-name="T23">of a </text:span><text:span text:style-name="T33">property</text:span><text:span text:style-name="T23"> and it’s corresponding class.</text:span></text:p>
      <text:p text:style-name="P19"/>
      <text:p text:style-name="P19">-<text:span text:style-name="T19">Okey, now your task is to identify the </text:span><text:span text:style-name="T33">properties</text:span><text:span text:style-name="T19"> </text:span><text:span text:style-name="T23">and their corresponding classes </text:span><text:span text:style-name="T19">of the first version. Then, identify all of the </text:span><text:span text:style-name="T33">properties</text:span><text:span text:style-name="T19"> </text:span><text:span text:style-name="T23">and their corresponding classes</text:span><text:span text:style-name="T19"> from the second version. </text:span></text:p>
      <text:p text:style-name="P19"/>
      <text:p text:style-name="P23"><text:span text:style-name="T24">-Now, you will tell me which are the </text:span><text:span text:style-name="T27">properties</text:span><text:span text:style-name="T24"> </text:span><text:span text:style-name="T25">and their corresponding classes</text:span><text:span text:style-name="T24"> that exist in the first version and not in the second one </text:span><text:span text:style-name="T26">and make a list of them</text:span><text:span text:style-name="T24">. After that, you will tell me which are the </text:span><text:span text:style-name="T27">properties</text:span><text:span text:style-name="T24"> </text:span><text:span text:style-name="T25">and their corresponding classes</text:span><text:span text:style-name="T24"> that exist in the second version and not in the first one </text:span><text:span text:style-name="T26">and make a list of them.</text:span></text:p>
      <text:p text:style-name="P23"><text:span text:style-name="T26"/></text:p>
      <text:p text:style-name="P23"><text:span text:style-name="T26"/></text:p>
      <text:p text:style-name="P23"><text:span text:style-name="T26"/></text:p>
      <text:p text:style-name="P28">para os cambios de <text:span text:style-name="T22">SUB</text:span>CLASES.</text:p>
      <text:p text:style-name="P31"/>
      <text:p text:style-name="P32">Now, we will work with the same two versions of the ontology. We will focus in subclasses. It is very important that you notice the difference between classes and subclasses in RDF, specially in OWL language.</text:p>
      <text:p text:style-name="P24"/>
      <text:p text:style-name="P24"/>
      <text:p text:style-name="P38">Z-Shot. <text:span text:style-name="T5">Please, identify all the </text:span><text:span text:style-name="T7">sub</text:span><text:span text:style-name="T5">classes that are defined in the second version and not in the first. Make a list of them.</text:span></text:p>
      <text:p text:style-name="P38"><text:span text:style-name="T5"/></text:p>
      <text:p text:style-name="P45"><text:span text:style-name="T4">Also, identify all the </text:span><text:span text:style-name="T7">sub</text:span><text:span text:style-name="T4">classes defined in the first version and not in the second. Make a list of them.</text:span></text:p>
      <text:p text:style-name="P38"/>
      <text:p text:style-name="P61"><text:span text:style-name="T3">F-Shot. </text:span></text:p>
      <text:p text:style-name="P61"><text:span text:style-name="T4"/></text:p>
      <text:p text:style-name="P61"><text:span text:style-name="T4"><text:s text:c="4"/>rdfs:subClassOf org:Organization ;</text:span></text:p>
      <text:p text:style-name="P61"><text:span text:style-name="T4"><text:s text:c="4"/>owl:disjointWith epo:Business,</text:span></text:p>
      <text:p text:style-name="P61"><text:span text:style-name="T4"><text:s text:c="8"/>epo:OrganisationGroup ;</text:span></text:p>
      <text:p text:style-name="P56"><text:span text:style-name="T4">In these three lines of code </text:span><text:span text:style-name="T9">it is defined that</text:span><text:span text:style-name="T4"> <text:s/>epo:OrganisationGroup is a subclass of org:Organization. </text:span></text:p>
      <text:p text:style-name="P56"><text:span text:style-name="T4"/></text:p>
      <text:p text:style-name="P56"><text:span text:style-name="T4">rdfs:isDefinedBy &lt;http://data.europa.eu/a4g/ontology&gt; ;</text:span></text:p>
      <text:p text:style-name="P56"><text:span text:style-name="T4"><text:s text:c="4"/>rdfs:subClassOf epo:TechniqueUsage ;</text:span></text:p>
      <text:p text:style-name="P56"><text:span text:style-name="T4"><text:s text:c="4"/>owl:disjointWith epo:DynamicPurchaseSystemTechniqueUsage,</text:span></text:p>
      <text:p text:style-name="P56"><text:span text:style-name="T4"><text:s text:c="8"/>epo:EAuctionTechniqueUsage ;</text:span></text:p>
      <text:p text:style-name="P56"><text:span text:style-name="T4">In these </text:span><text:span text:style-name="T9">four</text:span><text:span text:style-name="T4"> lines of code </text:span><text:span text:style-name="T9">it is defined that</text:span><text:span text:style-name="T4"> <text:s/>epo:EauctionTechniqueUsage is a subclass of <text:s/>epo:TechniqueUsage.</text:span></text:p>
      <text:p text:style-name="P56"><text:span text:style-name="T4"/></text:p>
      <text:p text:style-name="P56"><text:span text:style-name="T4"/></text:p>
      <text:p text:style-name="P56"><text:span text:style-name="T4"/></text:p>
      <text:p text:style-name="P61"/>
      <text:p text:style-name="P71">Now, search in the two versions of the ontology and <text:span text:style-name="T5">identify all the </text:span><text:span text:style-name="T8">subclasses</text:span><text:span text:style-name="T5"> that are defined in the second version and not in the first. Make a list of them.</text:span></text:p>
      <text:p text:style-name="P45"><text:span text:style-name="T4">Also, identify all the </text:span><text:span text:style-name="T8">subclasses</text:span><text:span text:style-name="T4"> defined in the first version and not in the second. Make a list of them.</text:span></text:p>
      <text:p text:style-name="P45"><text:span text:style-name="T4"/></text:p>
      <text:p text:style-name="P38"><text:soft-page-break/><text:span text:style-name="T20">Zshot-</text:span>COT.</text:p>
      <text:p text:style-name="P38"><text:span text:style-name="T5">Please, identify all the </text:span><text:span text:style-name="T8">subclasses</text:span><text:span text:style-name="T5"> that are defined in the second version and not in the first. Make a list of them.</text:span></text:p>
      <text:p text:style-name="P38"><text:span text:style-name="T5"/></text:p>
      <text:p text:style-name="P45"><text:span text:style-name="T4">Also, identify all the </text:span><text:span text:style-name="T8">subclasses</text:span><text:span text:style-name="T4"> defined in the first version and not in the second. Make a list of them.</text:span></text:p>
      <text:p text:style-name="P45"><text:span text:style-name="T4"/></text:p>
      <text:p text:style-name="P49"><text:span text:style-name="T4"><text:s/>You will have to divide your job into different tasks, do it step by step and make a list with the results.</text:span></text:p>
      <text:p text:style-name="P38"/>
      <text:p text:style-name="P38"><text:span text:style-name="T20">Fewshot-</text:span>COT.</text:p>
      <text:p text:style-name="P61"><text:span text:style-name="T4"><text:s text:c="4"/>rdfs:subClassOf org:Organization ;</text:span></text:p>
      <text:p text:style-name="P61"><text:span text:style-name="T4"><text:s text:c="4"/>owl:disjointWith epo:Business,</text:span></text:p>
      <text:p text:style-name="P61"><text:span text:style-name="T4"><text:s text:c="8"/>epo:OrganisationGroup ;</text:span></text:p>
      <text:p text:style-name="P56"><text:span text:style-name="T4">In these three lines of code </text:span><text:span text:style-name="T9">it is defined that</text:span><text:span text:style-name="T4"> epo:OrganisationGroup is a subclass of org:Organization.</text:span></text:p>
      <text:p text:style-name="P56"><text:span text:style-name="T4">We can extract this information because we need to identify: subject=epo:OrganisationGroup ; predicate= rdfs:subClassOf ; object= org:Organization.</text:span></text:p>
      <text:p text:style-name="P56"><text:span text:style-name="T4"/></text:p>
      <text:p text:style-name="P56"><text:span text:style-name="T4">rdfs:isDefinedBy &lt;http://data.europa.eu/a4g/ontology&gt; ;</text:span></text:p>
      <text:p text:style-name="P56"><text:span text:style-name="T4"><text:s text:c="4"/>rdfs:subClassOf epo:TechniqueUsage ;</text:span></text:p>
      <text:p text:style-name="P56"><text:span text:style-name="T4"><text:s text:c="4"/>owl:disjointWith epo:DynamicPurchaseSystemTechniqueUsage,</text:span></text:p>
      <text:p text:style-name="P56"><text:span text:style-name="T4"><text:s text:c="8"/>epo:EAuctionTechniqueUsage ;</text:span></text:p>
      <text:p text:style-name="P56"><text:span text:style-name="T4">In these </text:span><text:span text:style-name="T9">four</text:span><text:span text:style-name="T4"> lines of code </text:span><text:span text:style-name="T9">it is defined that</text:span><text:span text:style-name="T4"> <text:s/>epo:EauctionTechniqueUsage is a subclass of <text:s/>epo:TechniqueUsage.</text:span></text:p>
      <text:p text:style-name="P56"><text:span text:style-name="T4">We can extract this information because we need to identify: subject= epo:TechniqueUsage ; predicate= rdfs:subClassOf ; object= <text:s/>epo:EauctionTechniqueUsage.</text:span></text:p>
      <text:p text:style-name="P51"><text:span text:style-name="T6"/></text:p>
      <text:p text:style-name="P71">Now, search in the two versions of the ontology and <text:span text:style-name="T5">identify all the </text:span><text:span text:style-name="T8">subclasses</text:span><text:span text:style-name="T5"> that are defined in the second version and not in the first. Make a list of them.</text:span></text:p>
      <text:p text:style-name="P45"><text:span text:style-name="T4">Also, identify all the </text:span><text:span text:style-name="T8">subclasses</text:span><text:span text:style-name="T4"> defined in the first version and not in the second. Make a list of them.</text:span></text:p>
      <text:p text:style-name="P45"><text:span text:style-name="T4"/></text:p>
      <text:p text:style-name="P49"><text:span text:style-name="T4">You will have to divide your job into different tasks, do it step by step and make a list with the results.</text:span></text:p>
      <text:p text:style-name="P75"/>
      <text:p text:style-name="P38"/>
      <text:p text:style-name="P38"/>
      <text:p text:style-name="P42">Prompt chaining.</text:p>
      <text:p text:style-name="P20">-Let’s do now our first task. Can you identify <text:span text:style-name="T23">subclasses</text:span> in the first ontology? If so, give me an example <text:span text:style-name="T23">of a subclass and it’s corresponding class.</text:span></text:p>
      <text:p text:style-name="P20"/>
      <text:p text:style-name="P20">-<text:span text:style-name="T19">Okey, now your task is to identify the </text:span><text:span text:style-name="T23">subclasses</text:span><text:span text:style-name="T19"> </text:span><text:span text:style-name="T23">and their corresponding classes </text:span><text:span text:style-name="T19">of the first version. Then, identify all of the </text:span><text:span text:style-name="T23">subclasses</text:span><text:span text:style-name="T19"> </text:span><text:span text:style-name="T23">and their corresponding classes</text:span><text:span text:style-name="T19"> from the second version. </text:span></text:p>
      <text:p text:style-name="P20"/>
      <text:p text:style-name="P24"><text:span text:style-name="T26">-Now, you will tell me which are the </text:span><text:span text:style-name="T25">subclasses</text:span><text:span text:style-name="T26"> </text:span><text:span text:style-name="T25">and their corresponding classes</text:span><text:span text:style-name="T26"> that exist in the first version and not in the second one and make a list of them. After that, you will tell me which are the </text:span><text:span text:style-name="T25">subclasses</text:span><text:span text:style-name="T26"> </text:span><text:span text:style-name="T25">and their corresponding classes</text:span><text:span text:style-name="T26"> that exist in the second version and not in the first one and make a list of the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lus-jakarta-sans" svg:font-family="plus-jakarta-sans, apple-system, BlinkMacSystemFont, 'Segoe UI', Roboto, Oxygen, Ubuntu, Cantarell, 'Fira Sans', 'Droid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09:29:22.811459994</meta:creation-date>
    <meta:editing-duration>PT58M52S</meta:editing-duration>
    <meta:editing-cycles>12</meta:editing-cycles>
    <meta:generator>LibreOffice/7.3.7.2$Linux_X86_64 LibreOffice_project/30$Build-2</meta:generator>
    <dc:date>2024-07-11T14:01:42.294962214</dc:date>
    <meta:document-statistic meta:table-count="0" meta:image-count="0" meta:object-count="0" meta:page-count="7" meta:paragraph-count="152" meta:word-count="2022" meta:character-count="12567" meta:non-whitespace-character-count="10507"/>
  </office:meta>
</office:document-meta>
</file>